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7" style:family="paragraph" style:parent-style-name="Heading_20_1" style:list-style-name="WWNum2">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2">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fo:font-size="10pt" style:text-underline-style="none" style:font-name-asian="Garamond1" style:font-size-asian="10pt"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6">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6">Sprint </text:span><text:span text:style-name="T2">No</text:span><text:span text:style-name="T6">.</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ViewFoodStore.java</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0"><text:span text:style-name="T3"><text:s/></text:span></text:p>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dentions are 5 spaces. TABS ARE </text:span><text:span text:style-name="T3">NO</text:span><text:span text:style-name="T10">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Exception for setter and getter functions</text:span></text:p>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t much numerical statements</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2260856607519560643" text:style-name="WWNum2">
        <text:list-item>
          <text:p text:style-name="P17"><text:soft-page-break/></text:p>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15"><text:span text:style-name="T3">1.) ViewFoodStore.jav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2"/>
          </table:table-cell>
        </table:table-row>
        <table:table-row table:style-name="Table5.1">
          <table:table-cell table:style-name="Table5.A1" office:value-type="string">
            <text:list xml:id="list1847634514915260165" text:style-name="WWNum1">
              <text:list-item>
                <text:p text:style-name="P16"><text:span text:style-name="T3">onCreate()<text:tab/><text:tab/></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text:span text:style-name="T3">-Simply sets the FoodStore screen view</text:span></text:p>
          </table:table-cell>
        </table:table-row>
      </table:table>
      <text:p text:style-name="P5"><text:soft-page-break/></text:p>
      <text:list xml:id="list203246111334639" text:continue-list="list2260856607519560643" text:style-name="WWNum2">
        <text:list-item>
          <text:p text:style-name="P17"/>
        </text:list-item>
        <text:list-item>
          <text:p text:style-name="P17"/>
        </text:list-item>
      </text:list>
      <text:p text:style-name="P5"/>
      <text:p text:style-name="P5"/>
      <text:p text:style-name="P5"/>
      <text:p text:style-name="P5"/>
      <text:list xml:id="list203247730111172" text:continue-numbering="true" text:style-name="WWNum2">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5" meta:word-count="409" meta:character-count="2489" meta:non-whitespace-character-count="2139"/>
    <meta:generator>LibreOfficeDev/5.1.0.3$Linux_X86_64 LibreOffice_project/</meta:generator>
  </office:meta>
</office:document-meta>
</file>